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3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4" style:family="paragraph" style:parent-style-name="Header">
      <style:paragraph-properties fo:text-align="end" style:justify-single-word="false"/>
      <style:text-properties style:font-name="Fira Code" fo:font-weight="bold" officeooo:rsid="00589e81" officeooo:paragraph-rsid="00589e81" style:font-weight-asian="bold" style:font-weight-complex="bold"/>
    </style:style>
    <style:style style:name="P5" style:family="paragraph" style:parent-style-name="Standard">
      <style:text-properties style:font-name="Fira Code" fo:font-size="15pt" fo:font-weight="bold" officeooo:rsid="0056dff8" officeooo:paragraph-rsid="0056dff8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Fira Code" officeooo:rsid="004f8257" officeooo:paragraph-rsid="004f8257"/>
    </style:style>
    <style:style style:name="P7" style:family="paragraph" style:parent-style-name="Standard">
      <style:text-properties style:font-name="Fira Code" officeooo:rsid="004f8257" officeooo:paragraph-rsid="00595a17"/>
    </style:style>
    <style:style style:name="P8" style:family="paragraph" style:parent-style-name="Standard">
      <style:text-properties style:font-name="Fira Code" officeooo:rsid="004f8257" officeooo:paragraph-rsid="005b1078"/>
    </style:style>
    <style:style style:name="P9" style:family="paragraph" style:parent-style-name="Standard">
      <style:text-properties style:font-name="Fira Code" officeooo:rsid="00595a17" officeooo:paragraph-rsid="00595a17"/>
    </style:style>
    <style:style style:name="P10" style:family="paragraph" style:parent-style-name="Standard">
      <style:text-properties style:font-name="Fira Code" officeooo:rsid="00595a17" officeooo:paragraph-rsid="00598102"/>
    </style:style>
    <style:style style:name="P11" style:family="paragraph" style:parent-style-name="Standard">
      <style:text-properties style:font-name="Fira Code" officeooo:rsid="00598102" officeooo:paragraph-rsid="00598102"/>
    </style:style>
    <style:style style:name="P12" style:family="paragraph" style:parent-style-name="Standard">
      <style:text-properties style:font-name="Fira Code" officeooo:rsid="005a2480" officeooo:paragraph-rsid="005a2480"/>
    </style:style>
    <style:style style:name="P13" style:family="paragraph" style:parent-style-name="Standard">
      <style:text-properties style:font-name="Fira Code" officeooo:rsid="005b1078" officeooo:paragraph-rsid="005b1078"/>
    </style:style>
    <style:style style:name="P14" style:family="paragraph" style:parent-style-name="Standard">
      <style:text-properties officeooo:rsid="00595a17" officeooo:paragraph-rsid="00595a17"/>
    </style:style>
    <style:style style:name="P15" style:family="paragraph" style:parent-style-name="Standard">
      <style:text-properties officeooo:rsid="005a2480" officeooo:paragraph-rsid="005a2480"/>
    </style:style>
    <style:style style:name="P16" style:family="paragraph" style:parent-style-name="Standard">
      <style:text-properties officeooo:rsid="005b1078" officeooo:paragraph-rsid="005b1078"/>
    </style:style>
    <style:style style:name="T1" style:family="text">
      <style:text-properties style:font-name="Fira Code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5981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álisis Forense Básico en Sistemas Windows</text:p>
      <text:p text:style-name="P3"/>
      <text:p text:style-name="P14"><text:span text:style-name="T1">Cookies</text:span></text:p>
      <text:p text:style-name="P9">Ficheros de texto que almacenan info y datos.</text:p>
      <text:p text:style-name="P9">Herramienta: HISTORIAN (ver cookies de forma legible)</text:p>
      <text:p text:style-name="P6"/>
      <text:p text:style-name="P14"><text:span text:style-name="T1">Ver sitios donde se ha navegado</text:span></text:p>
      <text:p text:style-name="P10">Se pueden ver los lugares donde se ha navegado, posibles fugas de información. <text:span text:style-name="T2">Ejecutando un corte dir index.dat /s /p /a</text:span></text:p>
      <text:p text:style-name="P7"/>
      <text:p text:style-name="P14"><text:span text:style-name="T1">Descubrir que aplicaciones se han ejecutado</text:span></text:p>
      <text:p text:style-name="P11">dir *.pf /s /a /p</text:p>
      <text:p text:style-name="P11">Listará los prefetch → en historian vamos a la carpeta prefetch → exportamos como ExportAPP → buscamos algo sospechoso</text:p>
      <text:p text:style-name="P7"/>
      <text:p text:style-name="P14"><text:span text:style-name="T1">Listado Cache Mui</text:span></text:p>
      <text:p text:style-name="P12">Cada vez que se ejecuta un programa escribe una clave en el registro de Windows. Ejecutaremos Muicache view. Rastrearemos los procesos. Ojo hh.exe</text:p>
      <text:p text:style-name="P7"/>
      <text:p text:style-name="P15"><text:span text:style-name="T1">Ubicando bases de datos de miniaturas (WFA THUMB.exe)</text:span></text:p>
      <text:p text:style-name="P12">Permite encontrar miniaturas de fotografías borradas.</text:p>
      <text:p text:style-name="P7"/>
      <text:p text:style-name="P15"><text:span text:style-name="T1">Captura de la Memoria Virtual</text:span></text:p>
      <text:p text:style-name="P12">Herramienta: Dumpit. Realiza un volcado en formato RAW. Podemos leer con Disk Investigator.</text:p>
      <text:p text:style-name="P7"/>
      <text:p text:style-name="P15"><text:span text:style-name="T1">Captura de Memoria de Paginación</text:span></text:p>
      <text:p text:style-name="P13">Memoria intermedia entre el kernel de windows y la memoria ram. Permite buscar datos en medio.</text:p>
      <text:p text:style-name="P7"/>
      <text:p text:style-name="P16"><text:span text:style-name="T1">Captura de Servicios en Ejecución</text:span></text:p>
      <text:p text:style-name="P13">Analizamos los RAT en funcionamiento.</text:p>
      <text:p text:style-name="P7"/>
      <text:p text:style-name="P16"><text:span text:style-name="T1">Captura de Procesos en Ejecución</text:span></text:p>
      <text:p text:style-name="P13">Igual pero con procesos.</text:p>
      <text:p text:style-name="P7"/>
      <text:p text:style-name="P16"><text:span text:style-name="T1">Captura lista de usuarios que han iniciado sesión</text:span></text:p>
      <text:p text:style-name="P13">Herramienta: PSLOGGEDON.</text:p>
      <text:p text:style-name="P8"/>
      <text:p text:style-name="P16"><text:soft-page-break/><text:span text:style-name="T1">Captura Estado de Red</text:span></text:p>
      <text:p text:style-name="P13">Herramienta: Promiscuous Detect.</text:p>
      <text:p text:style-name="P8"/>
      <text:p text:style-name="P16"><text:span text:style-name="T1">Captura MBR</text:span></text:p>
      <text:p text:style-name="P13">Parte mínima del disco duro. Puede tener virus. No podemos verlo, pero podemos subirlo a virus total para analizarlo.</text:p>
      <text:p text:style-name="P16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589e81" officeooo:paragraph-rsid="00589e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14T01:12:07.531000063">13/11/24</text:date></text:p>
      </style:header>
      <style:footer>
        <text:p text:style-name="MP2">Oscar Montero Hinojosa</text:p>
        <text:p text:style-name="MP3">Especialidad en Hacking Ético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13T23:48:00.634000000</dc:date>
    <meta:editing-duration>PT5H19M27S</meta:editing-duration>
    <meta:editing-cycles>60</meta:editing-cycles>
    <meta:generator>LibreOffice/24.2.2.2$Windows_X86_64 LibreOffice_project/d56cc158d8a96260b836f100ef4b4ef25d6f1a01</meta:generator>
    <meta:print-date>2024-11-06T12:55:43.008000000</meta:print-date>
    <meta:printed-by>Archivos PDF</meta:printed-by>
    <meta:document-statistic meta:table-count="0" meta:image-count="0" meta:object-count="0" meta:page-count="2" meta:paragraph-count="30" meta:word-count="223" meta:character-count="1432" meta:non-whitespace-character-count="1239"/>
  </office:meta>
</office:document-meta>
</file>